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background-color="transparent">
        <style:tab-stops>
          <style:tab-stop style:position="13.6cm"/>
        </style:tab-stops>
        <style:background-image/>
      </style:paragraph-properties>
    </style:style>
    <style:style style:name="P3" style:family="paragraph" style:parent-style-name="Standard">
      <style:paragraph-properties fo:background-color="transparent">
        <style:tab-stops>
          <style:tab-stop style:position="13.6cm"/>
        </style:tab-stops>
        <style:background-image/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background-color="#ffff00"/>
    </style:style>
    <style:style style:name="T4" style:family="text">
      <style:text-properties fo:language="en" fo:country="US" fo:background-color="transparent"/>
    </style:style>
    <style:style style:name="T5" style:family="text">
      <style:text-properties fo:language="en" fo:country="US" fo:font-weight="bold" fo:background-color="transparent" style:font-weight-asian="bold" style:font-weight-complex="bold"/>
    </style:style>
    <style:style style:name="T6" style:family="text">
      <style:text-properties fo:language="en" fo:country="US" fo:font-weight="normal" fo:background-color="transparent" style:font-weight-asian="normal" style:font-weight-complex="normal"/>
    </style:style>
    <style:style style:name="T7" style:family="text">
      <style:text-properties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*Login* Hello, in this video we are going to show you how to execute the use case „check in“ with team e's program. I'm going to start off by logging in.+Login+</text:p>
      <text:p text:style-name="P1"/>
      <text:p text:style-name="P2"><text:span text:style-name="T2">*Home Screen* </text:span><text:span text:style-name="Absatz-Standardschriftart"><text:span text:style-name="T4">The screen you can see now is called the „home screen“. It's center consists of a weather forecast. +Weather forecasts gets framed+ On the top you can see the a menu which allows you to execute different actions. +Menu gets framed+ To start the use case „Check In“, click the „Check In“ button in the menu. +Check In button gets framed++Speaker clicks Check In button+</text:span></text:span></text:p>
      <text:p text:style-name="P2"><text:span text:style-name="Absatz-Standardschriftart"><text:span text:style-name="T4"/></text:span></text:p>
      <text:p text:style-name="P2"><text:span text:style-name="Absatz-Standardschriftart"><text:span text:style-name="T4">*Check In Main* Below the menu several searchfields have appeared, allowing the user to search for reservations by last name, first name, reservation number or company name. +framed+ The center of this screen consists of a table of reservations that check in on that day.+framed+ It's first column shows the reservation number +framed+, the second one shows the customer number associated with the reservation, + framed+ the third column shows the last name of the person who issued the reservation, +framed+ the fourth column shows the first name of the person who issued the reservation, +framed+ the fifth column shows the date of arrival, +framed+ the sixth column shows the date of departure, +framed+ and the last column shows the number of persons the reservation is valid for. +framed+. In the lower left corner of the screen an abort button can be found, which allows you to cancel the use case. +framed+. To proceed, select a reservation from the table and press the “select” button +framed+</text:span></text:span></text:p>
      <text:p text:style-name="P2"><text:span text:style-name="Absatz-Standardschriftart"><text:span text:style-name="T4"/></text:span></text:p>
      <text:p text:style-name="P2"><text:span text:style-name="Absatz-Standardschriftart"><text:span text:style-name="T6">*Check In Two* The area below the menu now displays the reservation details. +framed+ If it's necessary you can change them. Below you can find the room selection. +framed+ You can cycle through different rooms by clicking the respective tabs +framed+, remove rooms by clicking the small x in the tab and add rooms by clicking the “plus” button. Category- and roomnumber selection is done via two dropdown menus directly below the room tabs. +framed+. You can edit the guest details in the area below +framed+ and cycle through, add and remove guest like you did with the rooms +framed+. If you want to proceed, click the “Check In” button. +framed+ Be aware that you can only proceed if you have allocated every guest to a room. This is indicated by green ticks that replace the red crosses.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Absatz-Standardschriftar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bias Meusburger</meta:initial-creator>
    <meta:creation-date>2012-06-05T09:44:17.86</meta:creation-date>
    <meta:document-statistic meta:table-count="0" meta:image-count="0" meta:object-count="0" meta:page-count="1" meta:paragraph-count="4" meta:word-count="409" meta:character-count="2336"/>
    <dc:date>2012-06-05T10:51:09.38</dc:date>
    <dc:creator>Tobias Meusburger</dc:creator>
    <meta:editing-duration>PT1M56S</meta:editing-duration>
    <meta:editing-cycles>1</meta:editing-cycles>
    <meta:generator>OpenOffice.org/3.3$Win32 OpenOffice.org_project/330m20$Build-9567</meta:generator>
  </office:meta>
</office:document-meta>
</file>